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03b034" officeooo:paragraph-rsid="0003b034"/>
    </style:style>
    <style:style style:name="P2" style:family="paragraph" style:parent-style-name="Standard">
      <style:paragraph-properties fo:line-height="200%" fo:text-align="start" style:justify-single-word="false"/>
      <style:text-properties officeooo:rsid="0003b034" officeooo:paragraph-rsid="0003b2f4"/>
    </style:style>
    <style:style style:name="P3" style:family="paragraph" style:parent-style-name="Standard" style:master-page-name="">
      <style:paragraph-properties fo:line-height="200%" fo:text-align="start" style:justify-single-word="false" style:page-number="auto"/>
      <style:text-properties officeooo:rsid="0003b034" officeooo:paragraph-rsid="0003b034"/>
    </style:style>
    <style:style style:name="T1" style:family="text">
      <style:text-properties officeooo:rsid="0003b2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We send our data by virtue of measuring the peaks and valleys in the shared VM's dom0. So, in</text:p>
      <text:p text:style-name="P1">order to send data we must have some way to <text:span text:style-name="T1">encode the files into the peaks that we can later read. To that end, we have created fton.sh (file to network). </text:span></text:p>
      <text:p text:style-name="P1"><text:tab/><text:span text:style-name="T1">This shell script combines the hping3 utility with a little bit of bash coding magic in order to create an all-in-one solution for the sending portion of our covert channel. Given arguments for a source port, a destination, port, and a file to send, it will encode the file into the correct window size and message size for our project.</text:span></text:p>
      <text:p text:style-name="P2"><text:tab/><text:span text:style-name="T1">The first step of the process is extracting out the file bit-by-bit. This is done using a process known as bit masking. This process takes advantage of the fact that a binary AND operation performed on some input and a number of zeroes corresponding to the amount of output and a 1 in the position of the desired bit will produce the bit at the queried location. From this point, we only need to encode the bit into our network covert channel.</text:span></text:p>
      <text:p text:style-name="P2"><text:span text:style-name="T1"><text:tab/>Since our network channel works by figuring out the degree to which a given window of traffic deviates from the mean amount, all that we need to do is flood the network with packets in order to artificially elevate the amount of traffic. To this end, we employ the hping3 utility. Specifically, we make use of its –flood option in order to send as many TCP packets as we can to a given ip address. Since we are making a proof-of-concept, we found it most expedient to send these packets to the address of our Vms' dom0 itself, although theoretically we could send them to a great deal many other locations, since nearly all traffic will end up passing through dom0. </text:span></text:p>
      <text:p text:style-name="P2"><text:span text:style-name="T1"><text:tab/>Finally, our parent process pulls both of these pieces together to present an effective whole. It takes the result of the bitmask, announces that it is about to begin transmitting a file, and translates the file into the appropriate time of flooding from hping3. In order to assure that our sender and receiver were synchronized, we made the use of a control code that announces that we are beginning to send a file. Specifically, this code is 10010010. Since this code is a byte long, there is only a 1 in 2^8 chance that it occurs randomly, which makes it seem like a good candidate. The windows which we found to </text:span><text:soft-page-break/><text:span text:style-name="T1">be most appropriate for bitwise windows were 50 milliseconds while we use windows of 10 seconds for a whole message. If the message is too long to be transmitted in the space of only one window, then it will be sent partially during a second window with an alternate control code (also one byte long) being 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5:08:03.933758530</meta:creation-date>
    <dc:date>2015-12-09T16:34:48.516750480</dc:date>
    <meta:editing-duration>PT6M14S</meta:editing-duration>
    <meta:editing-cycles>1</meta:editing-cycles>
    <meta:document-statistic meta:table-count="0" meta:image-count="0" meta:object-count="0" meta:page-count="2" meta:paragraph-count="6" meta:word-count="481" meta:character-count="2627" meta:non-whitespace-character-count="2145"/>
    <meta:generator>LibreOffice/4.4.6.3$Linux_X86_64 LibreOffice_project/40$Build-3</meta:generator>
  </office:meta>
</office:document-meta>
</file>